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∫</mo>
        <msup>
          <mtext>d</mtext>
          <mn>3</mn>
        </msup>
      </mrow>
      <mi>r</mi>
      <msup>
        <mrow>
          <mo stretchy="false">∣</mo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</mrow>
              <mo stretchy="false">)</mo>
            </mrow>
          </mrow>
          <mo stretchy="false">∣</mo>
        </mrow>
        <mn>2</mn>
      </msup>
      <mrow>
        <mi/>
        <mo stretchy="false">&lt;</mo>
        <mi/>
      </mrow>
      <mo stretchy="false">∞</mo>
    </mrow>
    <annotation encoding="StarMath 5.0">int "d" ^ 3 r lline %ipsi ( bold r ) rline ^ 2 ` &lt; ` infinity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6T21:44:20.936000000</meta:creation-date>
    <meta:generator>LibreOffice/4.1.4.2$Windows_x86 LibreOffice_project/0a0440ccc0227ad9829de5f46be37cfb6edcf72</meta:generator>
  </office:meta>
</office:document-meta>
</file>